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4.339cm" fo:min-width="6.499cm"/>
      <style:paragraph-properties style:writing-mode="lr-tb"/>
    </style:style>
    <style:style style:name="gr2" style:family="graphic" style:parent-style-name="standard">
      <style:graphic-properties svg:stroke-color="#ffbf00" draw:fill-color="#ffbf00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999999" draw:fill-color="#000000" draw:textarea-horizontal-align="justify" draw:textarea-vertical-align="middle" draw:auto-grow-height="false" fo:min-height="0.458cm" fo:min-width="0.208cm"/>
    </style:style>
    <style:style style:name="gr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158466" draw:textarea-horizontal-align="justify" draw:textarea-vertical-align="middle" draw:auto-grow-height="false" fo:min-height="0cm" fo:min-width="0.5cm"/>
    </style:style>
    <style:style style:name="gr11" style:family="graphic" style:parent-style-name="standard">
      <style:graphic-properties draw:stroke="none" draw:fill-color="#81d41a" draw:textarea-horizontal-align="justify" draw:textarea-vertical-align="middle" draw:auto-grow-height="false" fo:min-height="0.634cm" fo:min-width="0.384cm"/>
    </style:style>
    <style:style style:name="gr12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666666" draw:textarea-horizontal-align="justify" draw:textarea-vertical-align="middle" draw:auto-grow-height="false" fo:min-height="3cm" fo:min-width="5.25cm"/>
      <style:paragraph-properties style:writing-mode="lr-tb"/>
    </style:style>
    <style:style style:name="gr15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99cm" svg:height="14.589cm" svg:x="4.501cm" svg:y="10.161cm">
          <text:p text:style-name="P1">NodeMCU </text:p>
          <text:p text:style-name="P1">ESP32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11.25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3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5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cm" svg:y="1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5cm" svg:height="0.5cm" svg:x="4.25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xml:id="id2" draw:id="id2" draw:layer="layout" svg:x1="17.5cm" svg:y1="1cm" svg:x2="17.5cm" svg:y2="24.5cm">
          <draw:glue-point draw:id="4" svg:x="0cm" svg:y="-0.106cm"/>
          <draw:glue-point draw:id="5" svg:x="0cm" svg:y="-2.446cm"/>
          <draw:glue-point draw:id="6" svg:x="0cm" svg:y="-3.404cm"/>
          <text:p text:style-name="P1"/>
        </draw:line>
        <draw:line draw:style-name="gr4" draw:text-style-name="P4" xml:id="id4" draw:id="id4" draw:layer="layout" svg:x1="16.5cm" svg:y1="1.25cm" svg:x2="16.5cm" svg:y2="24.5cm">
          <draw:glue-point draw:id="4" svg:x="0cm" svg:y="-1.344cm"/>
          <draw:glue-point draw:id="5" svg:x="0cm" svg:y="-2.956cm"/>
          <text:p/>
        </draw:line>
        <draw:connector draw:style-name="gr5" draw:text-style-name="P1" draw:layer="layout" svg:x1="11.75cm" svg:y1="10.661cm" svg:x2="17.5cm" svg:y2="12.501cm" draw:start-shape="id1" draw:start-glue-point="10" draw:end-shape="id2" draw:end-glue-point="4" svg:d="M11750 10661h2863v1840h2887" svg:viewBox="0 0 5751 1841">
          <text:p/>
        </draw:connector>
        <draw:connector draw:style-name="gr6" draw:text-style-name="P1" draw:layer="layout" svg:x1="4.251cm" svg:y1="10.75cm" svg:x2="16.5cm" svg:y2="9.751cm" draw:start-shape="id3" draw:start-glue-point="6" draw:end-shape="id4" draw:end-glue-point="4" svg:d="M4251 10750h-501v-999h12750" svg:viewBox="0 0 12751 1000">
          <text:p/>
        </draw:connector>
        <draw:custom-shape draw:style-name="gr2" draw:text-style-name="P3" draw:layer="layout" svg:width="0.5cm" svg:height="0.5cm" svg:x="11.251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0.5cm" svg:height="0.5cm" svg:x="11.25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11.251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cm" svg:height="0.5cm" svg:x="4.251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5cm" svg:height="1.5cm" svg:x="12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1cm" svg:x="1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xml:id="id9" draw:id="id9" draw:layer="layout" svg:x1="12cm" svg:y1="6.5cm" svg:x2="12.25cm" svg:y2="6.5cm">
          <text:p/>
        </draw:line>
        <draw:line draw:style-name="gr9" draw:text-style-name="P4" draw:layer="layout" svg:x1="12cm" svg:y1="5.5cm" svg:x2="12.25cm" svg:y2="5.5cm">
          <text:p/>
        </draw:line>
        <draw:line draw:style-name="gr9" draw:text-style-name="P4" xml:id="id5" draw:id="id5" draw:layer="layout" svg:x1="13.75cm" svg:y1="5.5cm" svg:x2="14cm" svg:y2="5.5cm">
          <text:p/>
        </draw:line>
        <draw:line draw:style-name="gr9" draw:text-style-name="P4" xml:id="id6" draw:id="id6" draw:layer="layout" svg:x1="13.75cm" svg:y1="6.5cm" svg:x2="14cm" svg:y2="6.5cm">
          <text:p/>
        </draw:line>
        <draw:connector draw:style-name="gr6" draw:text-style-name="P1" draw:layer="layout" svg:x1="14cm" svg:y1="5.5cm" svg:x2="16.501cm" svg:y2="4.253cm" draw:start-shape="id5" draw:start-glue-point="1" svg:d="M14000 5500h1527v-1247h974" svg:viewBox="0 0 2502 1248">
          <text:p/>
        </draw:connector>
        <draw:custom-shape draw:style-name="gr10" draw:text-style-name="P6" xml:id="id7" draw:id="id7" draw:layer="layout" svg:width="1cm" svg:height="0.25cm" svg:x="14.75cm" svg:y="6.3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61cm 1.053cm" svg:x1="14cm" svg:y1="6.5cm" svg:x2="14.75cm" svg:y2="6.515cm" draw:start-shape="id6" draw:start-glue-point="1" draw:end-shape="id7" draw:end-glue-point="3" svg:d="M14000 6500h250v15h500" svg:viewBox="0 0 751 16">
          <text:p/>
        </draw:connector>
        <draw:connector draw:style-name="gr5" draw:text-style-name="P1" draw:layer="layout" svg:x1="15.75cm" svg:y1="6.515cm" svg:x2="17.501cm" svg:y2="5.252cm" draw:start-shape="id7" draw:start-glue-point="1" svg:d="M15750 6515h1126v-1263h625" svg:viewBox="0 0 1752 1264">
          <text:p/>
        </draw:connector>
        <draw:custom-shape draw:style-name="gr11" draw:text-style-name="P7" draw:layer="layout" svg:width="1.25cm" svg:height="1.25cm" svg:x="7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xml:id="id8" draw:id="id8" draw:layer="layout" svg:x1="7.639cm" svg:y1="6.5cm" svg:x2="7.639cm" svg:y2="6.75cm">
          <text:p/>
        </draw:line>
        <draw:line draw:style-name="gr12" draw:text-style-name="P4" xml:id="id10" draw:id="id10" draw:layer="layout" svg:x1="7.631cm" svg:y1="5cm" svg:x2="7.631cm" svg:y2="5.25cm">
          <text:p/>
        </draw:line>
        <draw:connector draw:style-name="gr13" draw:text-style-name="P1" draw:layer="layout" svg:x1="7.639cm" svg:y1="6.75cm" svg:x2="12cm" svg:y2="6.5cm" draw:start-shape="id8" draw:start-glue-point="2" draw:end-shape="id9" draw:end-glue-point="3" svg:d="M7639 6750h2168v-250h2193" svg:viewBox="0 0 4362 251">
          <text:p/>
        </draw:connector>
        <draw:custom-shape draw:style-name="gr10" draw:text-style-name="P6" xml:id="id11" draw:id="id11" draw:layer="layout" svg:width="1cm" svg:height="0.25cm" svg:x="9cm" svg:y="4.2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829cm" svg:x1="7.631cm" svg:y1="5cm" svg:x2="9cm" svg:y2="4.375cm" draw:start-shape="id10" draw:start-glue-point="0" draw:end-shape="id11" draw:end-glue-point="3" svg:d="M7631 5000h-131v-625h1500" svg:viewBox="0 0 1501 626">
          <text:p/>
        </draw:connector>
        <draw:connector draw:style-name="gr5" draw:text-style-name="P1" draw:layer="layout" svg:x1="10cm" svg:y1="4.375cm" svg:x2="17.501cm" svg:y2="3.001cm" draw:start-shape="id11" draw:start-glue-point="1" svg:d="M10000 4375h4001v-1374h3500" svg:viewBox="0 0 7502 1375">
          <text:p/>
        </draw:connector>
        <draw:custom-shape draw:style-name="gr14" draw:text-style-name="P8" draw:layer="layout" svg:width="5.75cm" svg:height="3.25cm" svg:x="5cm" svg:y="25.25cm">
          <text:p text:style-name="P1">DHT2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xml:id="id15" draw:id="id15" draw:layer="layout" svg:x1="10.75cm" svg:y1="25.75cm" svg:x2="12.25cm" svg:y2="25.75cm">
          <text:p/>
        </draw:line>
        <draw:line draw:style-name="gr15" draw:text-style-name="P4" draw:layer="layout" svg:x1="10.75cm" svg:y1="26.5cm" svg:x2="12cm" svg:y2="26.5cm">
          <text:p/>
        </draw:line>
        <draw:line draw:style-name="gr15" draw:text-style-name="P4" xml:id="id13" draw:id="id13" draw:layer="layout" svg:x1="10.75cm" svg:y1="27.25cm" svg:x2="12.75cm" svg:y2="27.25cm">
          <text:p/>
        </draw:line>
        <draw:line draw:style-name="gr15" draw:text-style-name="P4" xml:id="id14" draw:id="id14" draw:layer="layout" svg:x1="10.75cm" svg:y1="28cm" svg:x2="12.75cm" svg:y2="28cm">
          <text:p/>
        </draw:line>
        <draw:connector draw:style-name="gr16" draw:text-style-name="P1" draw:layer="layout" svg:x1="11.751cm" svg:y1="19.75cm" svg:x2="12.75cm" svg:y2="27.25cm" draw:start-shape="id12" draw:start-glue-point="10" draw:end-shape="id13" draw:end-glue-point="1" svg:d="M11751 19750h999v7500" svg:viewBox="0 0 1000 7501">
          <text:p/>
        </draw:connector>
        <draw:connector draw:style-name="gr6" draw:text-style-name="P1" draw:layer="layout" svg:x1="16.5cm" svg:y1="24.5cm" svg:x2="12.75cm" svg:y2="28cm" draw:start-shape="id4" draw:start-glue-point="2" draw:end-shape="id14" draw:end-glue-point="1" svg:d="M16500 24500h-1875v3500h-1875" svg:viewBox="0 0 3751 3501">
          <text:p/>
        </draw:connector>
        <draw:connector draw:style-name="gr5" draw:text-style-name="P1" draw:layer="layout" draw:line-skew="1.875cm" svg:x1="12.25cm" svg:y1="25.75cm" svg:x2="17.5cm" svg:y2="24.5cm" draw:start-shape="id15" draw:start-glue-point="1" draw:end-shape="id2" draw:end-glue-point="2" svg:d="M12250 25750h4500v-1250h750" svg:viewBox="0 0 5251 1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8:55:55.696096567</meta:creation-date>
    <dc:date>2022-04-23T19:18:35.277002813</dc:date>
    <meta:editing-duration>PT22M38S</meta:editing-duration>
    <meta:editing-cycles>3</meta:editing-cycles>
    <meta:generator>LibreOffice/7.1.7.2$Linux_X86_64 LibreOffice_project/10$Build-2</meta:generator>
    <meta:document-statistic meta:object-count="68"/>
  </office:meta>
</office:document-meta>
</file>